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dda10" officeooo:paragraph-rsid="000dda10"/>
    </style:style>
    <style:style style:name="P2" style:family="paragraph" style:parent-style-name="Standard">
      <style:text-properties officeooo:rsid="000dda10" officeooo:paragraph-rsid="00134ed5"/>
    </style:style>
    <style:style style:name="P3" style:family="paragraph" style:parent-style-name="Standard">
      <style:text-properties officeooo:rsid="000dda10" officeooo:paragraph-rsid="00243852"/>
    </style:style>
    <style:style style:name="P4" style:family="paragraph" style:parent-style-name="Standard">
      <style:text-properties officeooo:rsid="0016cbfc" officeooo:paragraph-rsid="0019c190"/>
    </style:style>
    <style:style style:name="P5" style:family="paragraph" style:parent-style-name="Standard">
      <style:text-properties officeooo:rsid="001e9bae" officeooo:paragraph-rsid="001e9bae"/>
    </style:style>
    <style:style style:name="P6" style:family="paragraph" style:parent-style-name="Standard">
      <style:text-properties officeooo:rsid="00243852" officeooo:paragraph-rsid="00243852"/>
    </style:style>
    <style:style style:name="P7" style:family="paragraph" style:parent-style-name="Standard">
      <style:text-properties officeooo:rsid="00277523" officeooo:paragraph-rsid="00277523"/>
    </style:style>
    <style:style style:name="P8" style:family="paragraph" style:parent-style-name="Standard">
      <style:text-properties officeooo:rsid="0027a1a9" officeooo:paragraph-rsid="0027a1a9"/>
    </style:style>
    <style:style style:name="P9" style:family="paragraph" style:parent-style-name="Standard">
      <style:text-properties officeooo:rsid="00312c77" officeooo:paragraph-rsid="00344141"/>
    </style:style>
    <style:style style:name="P10" style:family="paragraph" style:parent-style-name="Standard">
      <style:text-properties officeooo:rsid="0038f954" officeooo:paragraph-rsid="0038f954"/>
    </style:style>
    <style:style style:name="P11" style:family="paragraph" style:parent-style-name="Standard">
      <style:text-properties officeooo:paragraph-rsid="00445998"/>
    </style:style>
    <style:style style:name="P12" style:family="paragraph" style:parent-style-name="Standard">
      <style:text-properties officeooo:paragraph-rsid="00464c24"/>
    </style:style>
    <style:style style:name="P13" style:family="paragraph" style:parent-style-name="Standard">
      <style:text-properties officeooo:paragraph-rsid="0046d793"/>
    </style:style>
    <style:style style:name="P14" style:family="paragraph" style:parent-style-name="Standard">
      <style:text-properties officeooo:paragraph-rsid="004816cc"/>
    </style:style>
    <style:style style:name="P15" style:family="paragraph" style:parent-style-name="Standard">
      <style:text-properties officeooo:paragraph-rsid="0049a8ef"/>
    </style:style>
    <style:style style:name="P16" style:family="paragraph" style:parent-style-name="Standard">
      <style:text-properties officeooo:paragraph-rsid="004a000a"/>
    </style:style>
    <style:style style:name="P17" style:family="paragraph" style:parent-style-name="Standard">
      <style:text-properties officeooo:paragraph-rsid="004a7f5f"/>
    </style:style>
    <style:style style:name="P18" style:family="paragraph" style:parent-style-name="Standard">
      <style:text-properties officeooo:rsid="00312c77" officeooo:paragraph-rsid="004be083"/>
    </style:style>
    <style:style style:name="P19" style:family="paragraph" style:parent-style-name="Standard">
      <style:text-properties officeooo:paragraph-rsid="004be083"/>
    </style:style>
    <style:style style:name="T1" style:family="text">
      <style:text-properties officeooo:rsid="000f33e8"/>
    </style:style>
    <style:style style:name="T2" style:family="text">
      <style:text-properties officeooo:rsid="001814f7"/>
    </style:style>
    <style:style style:name="T3" style:family="text">
      <style:text-properties officeooo:rsid="001cbe3c"/>
    </style:style>
    <style:style style:name="T4" style:family="text">
      <style:text-properties officeooo:rsid="001f2829"/>
    </style:style>
    <style:style style:name="T5" style:family="text">
      <style:text-properties officeooo:rsid="00243852"/>
    </style:style>
    <style:style style:name="T6" style:family="text">
      <style:text-properties officeooo:rsid="0025ea44"/>
    </style:style>
    <style:style style:name="T7" style:family="text">
      <style:text-properties officeooo:rsid="0027a1a9"/>
    </style:style>
    <style:style style:name="T8" style:family="text">
      <style:text-properties officeooo:rsid="0028998c"/>
    </style:style>
    <style:style style:name="T9" style:family="text">
      <style:text-properties officeooo:rsid="00333746"/>
    </style:style>
    <style:style style:name="T10" style:family="text">
      <style:text-properties officeooo:rsid="00391d58"/>
    </style:style>
    <style:style style:name="T11" style:family="text">
      <style:text-properties fo:color="#000000"/>
    </style:style>
    <style:style style:name="T12" style:family="text">
      <style:text-properties officeooo:rsid="000dda10"/>
    </style:style>
    <style:style style:name="T13" style:family="text">
      <style:text-properties officeooo:rsid="0016cbfc"/>
    </style:style>
    <style:style style:name="T14" style:family="text">
      <style:text-properties officeooo:rsid="001b506b"/>
    </style:style>
    <style:style style:name="T15" style:family="text">
      <style:text-properties officeooo:rsid="001e9bae"/>
    </style:style>
    <style:style style:name="T16" style:family="text">
      <style:text-properties officeooo:rsid="00248545"/>
    </style:style>
    <style:style style:name="T17" style:family="text">
      <style:text-properties officeooo:rsid="004a7f5f"/>
    </style:style>
    <style:style style:name="T18" style:family="text">
      <style:text-properties officeooo:rsid="00277523"/>
    </style:style>
    <style:style style:name="T19" style:family="text">
      <style:text-properties officeooo:rsid="0038f95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5 Discussion</text:p>
      <text:p text:style-name="P1"/>
      <text:p text:style-name="P11"><text:span text:style-name="T12">We have tried experimenting both with the definition of models and with the construction of dataset in this chapter. Some methods were noticeable effective in terms of models performance, while other were negligible. In some case we chose the only feasible solution for the rest of the experiments such as in the case of base CNN model choice in \ref[</text:span><text:span text:style-name="T11">ch6_model_base</text:span><text:span text:style-name="T1">]. The example of \ref[</text:span><text:span text:style-name="T11">ch6_dataset_pixelsize</text:span><text:span text:style-name="T1">] revealed that in our case bigger doesn’t always mean better. The experiments of \ref[</text:span><text:span text:style-name="T11">ch6_dataset_longedgesplit</text:span><text:span text:style-name="T1">] and \ref[</text:span><text:span text:style-name="T11">ch6_dataset_augmentation</text:span><text:span text:style-name="T1">] showed us that in most cases our attempts to enlarge the dataset by either data augmentation or more complex method of preprocessing initial dataset by edge splitting are advantageous. </text:span></text:p>
      <text:p text:style-name="P2"/>
      <text:p text:style-name="P12"><text:span text:style-name="T1">When compared the results of edge splitting with Mixed model in Figure \ref[</text:span><text:span text:style-name="T11">36_splitedge_valerr</text:span><text:span text:style-name="T1">] fall behind the more pronounced performance boost of data augmentation in Figure \ref[</text:span><text:span text:style-name="T11">37_augmentation</text:span><text:span text:style-name="T1">], especially in the case of more aggressive augmentation scheme.</text:span></text:p>
      <text:p text:style-name="P2"/>
      <text:p text:style-name="P13"><text:span text:style-name="T13">However the results of Figure \ref[</text:span><text:span text:style-name="T11">37b_augmentation</text:span><text:span text:style-name="T13">] reveal that some of the attempts to improve our dataset cannot be efficiently stacked, the already enlarged dataset </text:span><text:span text:style-name="T11">"5556x_minlen30_640px"</text:span><text:span text:style-name="T13">, produced by refined edge splitting didn’t benefit from subsequent data augmentation scheme.</text:span></text:p>
      <text:p text:style-name="P4"/>
      <text:p text:style-name="P14"><text:span text:style-name="T14">Results of the model competition in section \ref[</text:span><text:span text:style-name="T11">ch6_model_versus</text:span><text:span text:style-name="T14">] reveal that the simple OSM model fared well even in comparison with its more complicated competition. While also carrying the benefits of decreased computation and memory requirements, this result is particularly interesting.</text:span></text:p>
      <text:p text:style-name="P15"><text:span text:style-name="T15">The Mixed model didn’t fall very far behind and further was able to deal very successfully in otherwise difficult situations, where for example the Image model failed. We can see this when we compare the results of Mixed model with Image model on Figures \ref[</text:span><text:span text:style-name="T11">35b_pixel_size_four</text:span><text:span text:style-name="T4">] and also particularly well on the Figure \ref[</text:span><text:span text:style-name="T11">38_modelversus_best</text:span><text:span text:style-name="T4">].</text:span></text:p>
      <text:p text:style-name="P5"/>
      <text:p text:style-name="P16"><text:span text:style-name="T16">The OSM model showed its capability when compared with other more complicated models. Furthermore in Figure \ref[</text:span><text:span text:style-name="T11">39_osm_wd_4x4</text:span><text:span text:style-name="T16">] we can see that there is space for improvement in the way it is built. Balancing the complexity of the model, in the sense of amount of layers and number of neurons per layer (parametrically the model’s width and depth), shows that some configurations work better.</text:span></text:p>
      <text:p text:style-name="P5"/>
      <text:p text:style-name="P6">It can be noted that researching both the Mixed and OSM model is perspective.</text:p>
      <text:p text:style-name="P6"/>
      <text:p text:style-name="P3">6.<text:span text:style-name="T5">6 Future Work</text:span></text:p>
      <text:p text:style-name="P3"/>
      <text:p text:style-name="P17"><text:span text:style-name="T18">While the result overviewed in \ref[</text:span><text:span text:style-name="T11">ch6_discussion</text:span><text:span text:style-name="T17">] are encouraging, they also show that there is space for further improvement in future work.</text:span></text:p>
      <text:p text:style-name="P7"/>
      <text:p text:style-name="P8">We <text:span text:style-name="T8">propose the usage of more varied datasets in terms of their original locations. Having more rich data background, we could interact with more general features of images across differing geographical locations and temporal timestamps. We suggest that the usage of more varied dataset could be beneficial even for the case of data based from a singular source. Teaching our model on datasets from various cities, landscape types and seasons could improve the precision of the road scoring in any particular city. Models should be less prone to overfitting with richer datasets.</text:span></text:p>
      <text:p text:style-name="P8"/>
      <text:p text:style-name="P18">The shapes of our selected CNNs could be explored in more detail, as the results of \ref[<text:span text:style-name="T11">39_osm_wd_4x4</text:span>] are already promising. <text:span text:style-name="T9">Hyper parameter optimization over model settings could introduce further refinement of already proposed models.</text:span></text:p>
      <text:p text:style-name="P9"/>
      <text:p text:style-name="P19"><text:soft-page-break/><text:span text:style-name="T19">The results of Mixed model which combines two data sources are promising, even if they lag behind the more simple OSM model. We could try adjusting the imagery data influence in an attempt to have the Image model section of the Mixed model give us more precision rather than to weaken the simple OSM model. We argue that there is a more balanced architecture to be found, which would improve over the OSM model by combining multiple sources of data. We suggest that altering the dimensionality of the images could be a promising approach as is supported by the results of section \ref[</text:span><text:span text:style-name="T11">ch6_dataset_pixelsize</text:span><text:span text:style-name="T10">] and also would not increase the resource requirements of the model drastically.</text:span></text:p>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07T19:07:53.475484206</meta:creation-date>
    <dc:date>2017-07-07T21:00:22.738062441</dc:date>
    <meta:editing-duration>PT47M21S</meta:editing-duration>
    <meta:editing-cycles>48</meta:editing-cycles>
    <meta:generator>LibreOffice/5.1.6.2$Linux_X86_64 LibreOffice_project/10m0$Build-2</meta:generator>
    <meta:document-statistic meta:table-count="0" meta:image-count="0" meta:object-count="0" meta:page-count="2" meta:paragraph-count="13" meta:word-count="618" meta:character-count="4074" meta:non-whitespace-character-count="3468"/>
  </office:meta>
</office:document-meta>
</file>